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200000C900000F360000126D4DE69497.wmf"/>
  <manifest:file-entry manifest:media-type="" manifest:full-path="Pictures/200000900000136D0000137D09BA8032.wmf"/>
  <manifest:file-entry manifest:media-type="" manifest:full-path="Pictures/20000256000013A3000013B56DFEEC5F.wmf"/>
  <manifest:file-entry manifest:media-type="" manifest:full-path="Pictures/200000B6000013560000098BA520E53B.wmf"/>
  <manifest:file-entry manifest:media-type="" manifest:full-path="Pictures/200019E00000138700001387B599F74C.wmf"/>
  <manifest:file-entry manifest:media-type="" manifest:full-path="Pictures/2000006B000010F00000137FE1928E6B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69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>
      <style:table-cell-properties style:cell-protect="none" style:print-content="true" style:diagonal-bl-tr="none" style:diagonal-tl-br="none" fo:borde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28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138in solid #c0c0c0" style:direction="ltr" fo:border-right="none" style:rotation-angle="0" style:rotation-align="none" style:shrink-to-fit="false" fo:border-top="0.0138in solid #c0c0c0" style:vertical-align="automatic"/>
      <style:paragraph-properties fo:margin-left="0in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8">
      <style:table-cell-properties fo:border-bottom="none" style:cell-protect="none" style:print-content="true" style:diagonal-bl-tr="none" style:diagonal-tl-br="none" fo:border-left="0.0138in solid #c0c0c0" fo:border-right="none" fo:border-top="0.0138in solid #c0c0c0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able-cell-properties style:cell-protect="none" style:print-content="true" style:diagonal-bl-tr="none" style:diagonal-tl-br="none" fo:borde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17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138in solid #c0c0c0" style:direction="ltr" fo:border-right="none" style:rotation-angle="0" style:rotation-align="none" style:shrink-to-fit="false" fo:border-top="0.0138in solid #c0c0c0" style:vertical-align="automatic"/>
      <style:paragraph-properties fo:margin-left="0in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7">
      <style:table-cell-properties fo:border-bottom="none" style:cell-protect="none" style:print-content="true" style:diagonal-bl-tr="none" style:diagonal-tl-br="none" fo:border-left="0.0138in solid #c0c0c0" fo:border-right="none" fo:border-top="0.0138in solid #c0c0c0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40">
      <style:table-cell-properties style:cell-protect="none" style:print-content="true" style:diagonal-bl-tr="none" style:diagonal-tl-br="none" fo:border="non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40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138in solid #c0c0c0" style:direction="ltr" fo:border-right="none" style:rotation-angle="0" style:rotation-align="none" style:shrink-to-fit="false" fo:border-top="0.0138in solid #c0c0c0" style:vertical-align="automatic"/>
      <style:paragraph-properties fo:margin-left="0in" style:writing-mode="page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40">
      <style:table-cell-properties fo:border-bottom="none" style:cell-protect="none" style:print-content="true" style:diagonal-bl-tr="none" style:diagonal-tl-br="none" fo:border-left="0.0138in solid #c0c0c0" fo:border-right="none" fo:border-top="0.0138in solid #c0c0c0"/>
      <style:text-properties style:use-window-font-color="true" style:text-outline="false" style:font-name="Arial1" fo:font-size="10pt" fo:font-style="normal" fo:text-shadow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punctuation-wrap="simple" style:line-break="strict" style:writing-mode="page" style:font-independent-line-spacing="tru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.0 </text:p>
          </table:table-cell>
          <table:table-cell table:style-name="ce4" office:value-type="currency" office:currency="CNY" office:value="112">
            <text:p>￥112.00</text:p>
          </table:table-cell>
          <table:table-cell table:style-name="ce8" office:value-type="percentage" office:value="33">
            <text:p>3,300.00%</text:p>
          </table:table-cell>
          <table:table-cell>
            <draw:frame table:end-cell-address="A.H11" table:end-x="0.1488in" table:end-y="0.1524in" draw:z-index="5" draw:name="图元文件4" draw:style-name="gr1" draw:text-style-name="P1" svg:width="1.9579in" svg:height="1.9642in" svg:x="0.8579in" svg:y="0.0421in">
              <draw:image xlink:href="Pictures/200000900000136D0000137D09BA8032.wm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3">
            <text:p>3.0 </text:p>
          </table:table-cell>
          <table:table-cell table:style-name="ce5" office:value-type="currency" office:currency="CNY" office:value="2">
            <text:p>￥2.00</text:p>
          </table:table-cell>
          <table:table-cell table:style-name="ce8" office:value-type="percentage" office:value="3">
            <text:p>300.00%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5">
            <text:p>5.0 </text:p>
          </table:table-cell>
          <table:table-cell table:style-name="ce5" office:value-type="currency" office:currency="CNY" office:value="3">
            <text:p>￥3.00</text:p>
          </table:table-cell>
          <table:table-cell table:style-name="ce8" office:value-type="percentage" office:value="5">
            <text:p>500.00%</text:p>
          </table:table-cell>
          <table:table-cell table:number-columns-repeated="4"/>
          <table:table-cell>
            <draw:frame table:end-cell-address="A.K8" table:end-x="0.2547in" table:end-y="0.0929in" draw:z-index="1" draw:name="图元文件3" draw:style-name="gr1" draw:text-style-name="P1" svg:width="1.9488in" svg:height="0.9618in" svg:x="0.0839in" svg:y="0.0583in">
              <draw:image xlink:href="Pictures/200000B6000013560000098BA520E53B.wmf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">
            <text:p>1.0 </text:p>
          </table:table-cell>
          <table:table-cell table:style-name="ce5" office:value-type="currency" office:currency="CNY" office:value="5">
            <text:p>￥5.00</text:p>
          </table:table-cell>
          <table:table-cell table:style-name="ce8"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52">
            <text:p>52.0 </text:p>
          </table:table-cell>
          <table:table-cell table:style-name="ce5" office:value-type="currency" office:currency="CNY" office:value="1">
            <text:p>￥1.00</text:p>
          </table:table-cell>
          <table:table-cell table:style-name="ce9" office:value-type="percentage" office:value="52">
            <text:p>5,200.00%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.0 </text:p>
          </table:table-cell>
          <table:table-cell table:style-name="ce6" office:value-type="currency" office:currency="CNY" office:value="52">
            <text:p>￥52.00</text:p>
          </table:table-cell>
          <table:table-cell office:value-type="percentage" office:value="35">
            <text:p>3,500.00%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.0 </text:p>
          </table:table-cell>
          <table:table-cell office:value-type="currency" office:currency="CNY" office:value="35">
            <text:p>￥35.00</text:p>
          </table:table-cell>
          <table:table-cell office:value-type="percentage" office:value="12">
            <text:p>1,200.00%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.0 </text:p>
          </table:table-cell>
          <table:table-cell office:value-type="currency" office:currency="CNY" office:value="12">
            <text:p>￥12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169">
            <text:p>169.0 </text:p>
          </table:table-cell>
          <table:table-cell office:value-type="currency" office:currency="CNY" office:value="5">
            <text:p>￥5.00</text:p>
          </table:table-cell>
          <table:table-cell table:style-name="ce9" office:value-type="percentage" office:value="169">
            <text:p>16,900.00%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.0 </text:p>
          </table:table-cell>
          <table:table-cell table:style-name="ce6" office:value-type="currency" office:currency="CNY" office:value="169">
            <text:p>￥169.00</text:p>
          </table:table-cell>
          <table:table-cell office:value-type="percentage" office:value="58">
            <text:p>5,800.00%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">
            <text:p>83.0 </text:p>
          </table:table-cell>
          <table:table-cell office:value-type="currency" office:currency="CNY" office:value="58">
            <text:p>￥58.00</text:p>
          </table:table-cell>
          <table:table-cell office:value-type="percentage" office:value="83">
            <text:p>8,300.00%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.0 </text:p>
          </table:table-cell>
          <table:table-cell office:value-type="currency" office:currency="CNY" office:value="83">
            <text:p>￥83.00</text:p>
          </table:table-cell>
          <table:table-cell office:value-type="percentage" office:value="28">
            <text:p>2,800.00%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8">
            <text:p>8.0 </text:p>
          </table:table-cell>
          <table:table-cell office:value-type="currency" office:currency="CNY" office:value="28">
            <text:p>￥28.00</text:p>
          </table:table-cell>
          <table:table-cell table:style-name="ce9" office:value-type="percentage" office:value="8">
            <text:p>800.00%</text:p>
          </table:table-cell>
          <table:table-cell table:number-columns-repeated="4"/>
          <table:table-cell>
            <draw:frame table:end-cell-address="A.K23" table:end-x="0.2575in" table:end-y="0.0165in" draw:z-index="4" draw:name="图元文件6" draw:style-name="gr1" draw:text-style-name="P1" svg:width="1.5331in" svg:height="1.8571in" svg:x="0.5024in" svg:y="0.0138in">
              <draw:image xlink:href="Pictures/200000C900000F360000126D4DE69497.wmf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.0 </text:p>
          </table:table-cell>
          <table:table-cell table:style-name="ce6" office:value-type="currency" office:currency="CNY" office:value="8">
            <text:p>￥8.00</text:p>
          </table:table-cell>
          <table:table-cell office:value-type="percentage" office:value="8">
            <text:p>800.00%</text:p>
          </table:table-cell>
          <table:table-cell/>
          <table:table-cell>
            <draw:frame table:end-cell-address="A.H24" table:end-x="0.3067in" table:end-y="0.1496in" draw:z-index="0" draw:name="图元文件1" draw:style-name="gr1" draw:text-style-name="P1" svg:width="1.9791in" svg:height="1.9862in" svg:x="0.1055in" svg:y="0.0173in">
              <draw:image xlink:href="Pictures/20000256000013A3000013B56DFEEC5F.wm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9">
            <text:p>9.0 </text:p>
          </table:table-cell>
          <table:table-cell office:value-type="currency" office:currency="CNY" office:value="8">
            <text:p>￥8.00</text:p>
          </table:table-cell>
          <table:table-cell table:style-name="ce9" office:value-type="percentage" office:value="9">
            <text:p>900.00%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.0 </text:p>
          </table:table-cell>
          <table:table-cell table:style-name="ce6" office:value-type="currency" office:currency="CNY" office:value="9">
            <text:p>￥9.00</text:p>
          </table:table-cell>
          <table:table-cell office:value-type="percentage" office:value="3">
            <text:p>300.00%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.0 </text:p>
          </table:table-cell>
          <table:table-cell office:value-type="currency" office:currency="CNY" office:value="3">
            <text:p>￥3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.0 </text:p>
          </table:table-cell>
          <table:table-cell office:value-type="currency" office:currency="CNY" office:value="5">
            <text:p>￥5.00</text:p>
          </table:table-cell>
          <table:table-cell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52">
            <text:p>52.0 </text:p>
          </table:table-cell>
          <table:table-cell office:value-type="currency" office:currency="CNY" office:value="1">
            <text:p>￥1.00</text:p>
          </table:table-cell>
          <table:table-cell table:style-name="ce9" office:value-type="percentage" office:value="52">
            <text:p>5,200.00%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.0 </text:p>
          </table:table-cell>
          <table:table-cell table:style-name="ce6" office:value-type="currency" office:currency="CNY" office:value="52">
            <text:p>￥52.00</text:p>
          </table:table-cell>
          <table:table-cell office:value-type="percentage" office:value="35">
            <text:p>3,500.00%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.0 </text:p>
          </table:table-cell>
          <table:table-cell office:value-type="currency" office:currency="CNY" office:value="35">
            <text:p>￥35.00</text:p>
          </table:table-cell>
          <table:table-cell office:value-type="percentage" office:value="12">
            <text:p>1,200.00%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.0 </text:p>
          </table:table-cell>
          <table:table-cell office:value-type="currency" office:currency="CNY" office:value="12">
            <text:p>￥12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169">
            <text:p>169.0 </text:p>
          </table:table-cell>
          <table:table-cell office:value-type="currency" office:currency="CNY" office:value="5">
            <text:p>￥5.00</text:p>
          </table:table-cell>
          <table:table-cell table:style-name="ce9" office:value-type="percentage" office:value="169">
            <text:p>16,900.00%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.0 </text:p>
          </table:table-cell>
          <table:table-cell table:style-name="ce6" office:value-type="currency" office:currency="CNY" office:value="169">
            <text:p>￥169.00</text:p>
          </table:table-cell>
          <table:table-cell office:value-type="percentage" office:value="58">
            <text:p>5,800.00%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.0 </text:p>
          </table:table-cell>
          <table:table-cell office:value-type="currency" office:currency="CNY" office:value="58">
            <text:p>￥58.00</text:p>
          </table:table-cell>
          <table:table-cell office:value-type="percentage" office:value="83">
            <text:p>8,300.00%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.0 </text:p>
          </table:table-cell>
          <table:table-cell office:value-type="currency" office:currency="CNY" office:value="83">
            <text:p>￥83.00</text:p>
          </table:table-cell>
          <table:table-cell office:value-type="percentage" office:value="28">
            <text:p>2,800.00%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8">
            <text:p>8.0 </text:p>
          </table:table-cell>
          <table:table-cell office:value-type="currency" office:currency="CNY" office:value="28">
            <text:p>￥28.00</text:p>
          </table:table-cell>
          <table:table-cell table:style-name="ce9" office:value-type="percentage" office:value="8">
            <text:p>800.00%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.0 </text:p>
          </table:table-cell>
          <table:table-cell table:style-name="ce6" office:value-type="currency" office:currency="CNY" office:value="8">
            <text:p>￥8.00</text:p>
          </table:table-cell>
          <table:table-cell office:value-type="percentage" office:value="8">
            <text:p>800.00%</text:p>
          </table:table-cell>
          <table:table-cell/>
          <table:table-cell>
            <draw:frame table:end-cell-address="A.H38" table:end-x="0.1492in" table:end-y="0.1461in" draw:z-index="3" draw:name="图元文件5" draw:style-name="gr1" draw:text-style-name="P1" svg:width="1.7071in" svg:height="1.965in" svg:x="0.2201in" svg:y="0.0354in">
              <draw:image xlink:href="Pictures/2000006B000010F00000137FE1928E6B.wmf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A.K38" table:end-x="0.5252in" table:end-y="0.1705in" draw:z-index="2" draw:name="图元文件2" draw:style-name="gr1" draw:text-style-name="P1" svg:width="1.9681in" svg:height="1.9681in" svg:x="0.335in" svg:y="0.0567in">
              <draw:image xlink:href="Pictures/200019E00000138700001387B599F74C.wmf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9">
            <text:p>9.0 </text:p>
          </table:table-cell>
          <table:table-cell office:value-type="currency" office:currency="CNY" office:value="8">
            <text:p>￥8.00</text:p>
          </table:table-cell>
          <table:table-cell table:style-name="ce9" office:value-type="percentage" office:value="9">
            <text:p>900.00%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.0 </text:p>
          </table:table-cell>
          <table:table-cell table:style-name="ce6" office:value-type="currency" office:currency="CNY" office:value="9">
            <text:p>￥9.00</text:p>
          </table:table-cell>
          <table:table-cell office:value-type="percentage" office:value="3">
            <text:p>300.00%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.0 </text:p>
          </table:table-cell>
          <table:table-cell office:value-type="currency" office:currency="CNY" office:value="3">
            <text:p>￥3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.0 </text:p>
          </table:table-cell>
          <table:table-cell office:value-type="currency" office:currency="CNY" office:value="5">
            <text:p>￥5.00</text:p>
          </table:table-cell>
          <table:table-cell office:value-type="percentage" office:value="1">
            <text:p>100.00%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52">
            <text:p>52.0 </text:p>
          </table:table-cell>
          <table:table-cell office:value-type="currency" office:currency="CNY" office:value="1">
            <text:p>￥1.00</text:p>
          </table:table-cell>
          <table:table-cell table:style-name="ce9" office:value-type="percentage" office:value="52">
            <text:p>5,200.00%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.0 </text:p>
          </table:table-cell>
          <table:table-cell table:style-name="ce6" office:value-type="currency" office:currency="CNY" office:value="52">
            <text:p>￥52.00</text:p>
          </table:table-cell>
          <table:table-cell office:value-type="percentage" office:value="35">
            <text:p>3,500.00%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.0 </text:p>
          </table:table-cell>
          <table:table-cell office:value-type="currency" office:currency="CNY" office:value="35">
            <text:p>￥35.00</text:p>
          </table:table-cell>
          <table:table-cell office:value-type="percentage" office:value="12">
            <text:p>1,200.00%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.0 </text:p>
          </table:table-cell>
          <table:table-cell office:value-type="currency" office:currency="CNY" office:value="12">
            <text:p>￥12.00</text:p>
          </table:table-cell>
          <table:table-cell office:value-type="percentage" office:value="5">
            <text:p>500.00%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169">
            <text:p>169.0 </text:p>
          </table:table-cell>
          <table:table-cell office:value-type="currency" office:currency="CNY" office:value="5">
            <text:p>￥5.00</text:p>
          </table:table-cell>
          <table:table-cell table:style-name="ce9" office:value-type="percentage" office:value="169">
            <text:p>16,900.00%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8">
            <text:p>58.0 </text:p>
          </table:table-cell>
          <table:table-cell table:style-name="ce6" office:value-type="currency" office:currency="CNY" office:value="169">
            <text:p>￥169.00</text:p>
          </table:table-cell>
          <table:table-cell office:value-type="percentage" office:value="58">
            <text:p>5,800.00%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3">
            <text:p>83.0 </text:p>
          </table:table-cell>
          <table:table-cell office:value-type="currency" office:currency="CNY" office:value="58">
            <text:p>￥58.00</text:p>
          </table:table-cell>
          <table:table-cell office:value-type="percentage" office:value="83">
            <text:p>8,300.00%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">
            <text:p>28.0 </text:p>
          </table:table-cell>
          <table:table-cell office:value-type="currency" office:currency="CNY" office:value="83">
            <text:p>￥83.00</text:p>
          </table:table-cell>
          <table:table-cell office:value-type="percentage" office:value="28">
            <text:p>2,800.00%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SimSun" style:language-asian="zh" style:country-asian="CN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12pt" style:language-asian="zh" style:country-asian="CN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1" number:min-exponent-digits="1"/>
    </number:number-style>
    <number:number-style style:name="N128P0" style:volatile="true">
      <number:number number:decimal-places="1" number:min-integer-digits="1"/>
      <number:text> </number:text>
    </number:number-style>
    <number:number-style style:name="N128">
      <style:text-properties fo:color="#ff0000"/>
      <number:text>(</number:text>
      <number:number number:decimal-places="1" number:min-integer-digits="1"/>
      <number:text>)</number:text>
      <style:map style:condition="value()&gt;=0" style:apply-style-name="N128P0"/>
    </number:number-style>
    <number:date-style style:name="N129">
      <number:day/>
    </number:date-style>
    <number:date-style style:name="N131P0" style:volatile="true">
      <number:month/>
      <number:text>/</number:text>
      <number:day/>
    </number:date-style>
    <number:text-style style:name="N131">
      <number:text-content/>
      <style:map style:condition="value()&gt;=0" style:apply-style-name="N131P0"/>
    </number:text-style>
    <number:currency-style style:name="N133P0" style:volatile="true">
      <number:currency-symbol number:language="zh" number:country="TW">$</number:currency-symbol>
      <number:number number: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 number:language="zh" number:country="TW">$</number:currency-symbol>
      <number:number number: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 number:language="zh" number:country="TW">$</number:currency-symbol>
      <number:number number:decimal-places="0" number:min-integer-digits="1" number:grouping="true"/>
    </number:currency-style>
    <number:currency-style style:name="N135">
      <style:text-properties fo:color="#ff0000"/>
      <number:currency-symbol number:language="zh" number:country="TW">$</number:currency-symbol>
      <number:number number:decimal-places="0" number:min-integer-digits="1" number:grouping="true"/>
      <style:map style:condition="value()&gt;=0" style:apply-style-name="N135P0"/>
    </number:currency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9P0" style:volatile="true">
      <number:currency-symbol number:language="zh" number:country="SG">$</number:currency-symbol>
      <number:number number:decimal-places="2" number:min-integer-digits="1" number:grouping="true"/>
    </number:currency-style>
    <number:currency-style style:name="N139">
      <style:text-properties fo:color="#ff0000"/>
      <number:currency-symbol number:language="zh" number:country="SG">$</number:currency-symbol>
      <number:number number:decimal-places="2" number:min-integer-digits="1" number:grouping="true"/>
      <style:map style:condition="value()&gt;=0" style:apply-style-name="N139P0"/>
    </number:currency-style>
    <number:percentage-style style:name="N140">
      <number:number number:decimal-places="2" number:min-integer-digits="1" number:grouping="true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4P0" style:volatile="true" number:language="en" number:country="US">
      <number:number number:decimal-places="0" number:min-integer-digits="1" number:grouping="true"/>
      <number:text> </number:text>
    </number:number-style>
    <number:number-style style:name="N5124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0:32:14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ongyf</meta:initial-creator>
    <meta:creation-date>2009-04-15T10:42:04</meta:creation-date>
    <dc:creator>hongyf</dc:creator>
    <dc:date>2009-04-15T11:29:17</dc:date>
    <dc:language>en-US</dc:language>
    <meta:editing-cycles>2</meta:editing-cycles>
    <meta:editing-duration>PT7M10S</meta:editing-duration>
    <meta:document-statistic meta:table-count="1" meta:cell-count="160" meta:object-count="6"/>
    <meta:user-defined meta:name="Info 1"/>
    <meta:user-defined meta:name="Info 2"/>
    <meta:user-defined meta:name="Info 3"/>
    <meta:user-defined meta:name="Info 4"/>
  </office:meta>
</office:document-meta>
</file>